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onsolas" svg:font-family="Consolas"/>
    <style:font-face style:name="Arial2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כותרת_20_ותוכן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5" style:family="text">
      <style:text-properties fo:font-variant="normal" fo:text-transform="none" fo:color="#0000cc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7" style:family="text">
      <style:text-properties fo:font-variant="normal" fo:text-transform="none" fo:color="#0066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9" style:family="text">
      <style:text-properties fo:font-variant="normal" fo:text-transform="none" fo:color="#006600" style:text-line-through-style="none" style:text-line-through-type="none" style:text-position="0% 100%" style:font-name="Arial4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b050" style:text-line-through-style="none" style:text-line-through-type="none" style:text-position="0% 100%" style:font-name="Arial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339966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Arial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Templ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Dr. Ofir Pele</text:span></text:p>
            <text:p text:style-name="P3"><text:span text:style-name="T2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8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Keywor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8"><text:span text:style-name="T6">Type arguments</text:span></text:p>
              </table:table-cell>
              <table:table-cell>
                <text:p text:style-name="P8"><text:span text:style-name="T8">Any</text:span></text:p>
              </table:table-cell>
              <table:table-cell>
                <text:p text:style-name="P8"><text:span text:style-name="T9">Only objects</text:span></text:p>
                <text:p text:style-name="P8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1">String</text:span><text:span text:style-name="T12"> Stack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rhs); </text:span></text:p>
            <text:p text:style-name="P12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lass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5"><text:span text:style-name="T19">The actual code for maintaining the stack has nothing to do with the particulars of the string type.</text:span></text:p>
              </text:list-item>
              <text:list-item>
                <text:p text:style-name="P15"><text:span text:style-name="T19">Can we have a generic implementation of stack?</text:span></text:p>
              </text:list-item>
            </text:list>
            <text:p text:style-name="P15"><text:span text:style-name="T19"/></text:p>
            <text:p text:style-name="P15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2">Generic Stack </text:span><text:span text:style-name="T20">(folder 2)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6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Stack; </text:span><text:span text:style-name="T28">// T = int </text:span><text:span text:style-name="T28"><text:line-break/></text:span><text:span text:style-name="T27">Stk&lt;string&gt; stringStack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16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Template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is similar to non-template code, but:</text:span></text:p>
            <text:list text:style-name="L5">
              <text:list-item>
                <text:p text:style-name="P16"><text:span text:style-name="T29">Add </text:span><text:span text:style-name="T30">template</text:span><text:span text:style-name="T29">&lt;…&gt; statement before the class definition</text:span></text:p>
              </text:list-item>
              <text:list-item>
                <text:p text:style-name="P15"><text:span text:style-name="T29">Use template argument as type in class definition</text:span></text:p>
              </text:list-item>
              <text:list-item>
                <text:p text:style-name="P15"><text:span text:style-name="T29">To implement methods outside the class definition (but still in header: .h.hpp, not in a cpp file!):</text:span></text:p>
              </text:list-item>
            </text:list>
            <text:p text:style-name="P17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1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tainers and 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19" draw:layer="layout" svg:width="23.706cm" svg:height="1.776cm" svg:x="0.847cm" svg:y="0.763cm" presentation:class="title" presentation:user-transformed="true">
          <draw:text-box>
            <text:p text:style-name="P18"><text:span text:style-name="T12">Goal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0"><text:span text:style-name="T29">Do something with all the elements of a container. </text:span></text:p>
              </text:list-item>
              <text:list-item>
                <text:p text:style-name="P20"><text:span text:style-name="T29">For example: initialize a stack from a container.</text:span></text:p>
                <text:list>
                  <text:list-item>
                    <text:p text:style-name="P21"><text:span text:style-name="T34">container = primitive array, vector, list, stack... </text:span></text:p>
                  </text:list-item>
                </text:list>
              </text:list-item>
            </text:list>
            <text:p text:style-name="P20"><text:span text:style-name="T29"/></text:p>
            <text:p text:style-name="P18"><text:span text:style-name="T12">Special case: primitive array</text:span></text:p>
            <text:list text:continue-numbering="true" text:style-name="L6">
              <text:list-item>
                <text:p text:style-name="P20"><text:span text:style-name="T35">int arr[6];</text:span></text:p>
              </text:list-item>
              <text:list-item>
                <text:p text:style-name="P20"><text:span text:style-name="T36">We can use a pointer to initial position and </text:span><text:span text:style-name="T36"><text:line-break/></text:span><text:span text:style-name="T36">another pointer to</text:span><text:span text:style-name="T37"> the position after the last</text:span><text:span text:style-name="T36">:</text:span></text:p>
              </text:list-item>
              <text:list-item>
                <text:p text:style-name="P20"><text:span text:style-name="T38">Stk&lt;int&gt; myStack(arr,</text:span><text:span text:style-name="T39">arr</text:span><text:span text:style-name="T37">+6</text:span><text:span text:style-name="T38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Stac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6"><text:span text:style-name="T27"><text:s text:c="6"/></text:span><text:span text:style-name="T27">push(*begin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alizing to other container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341cm" svg:height="15.874cm" svg:x="0.847cm" svg:y="2.963cm" presentation:class="outline" presentation:user-transformed="true">
          <draw:text-box>
            <text:p text:style-name="P15"><text:span text:style-name="T29">Code like:</text:span></text:p>
            <text:p text:style-name="P16"><text:span text:style-name="T30">const</text:span><text:span text:style-name="T33"> T* begin=theList;</text:span></text:p>
            <text:p text:style-name="P16"><text:span text:style-name="T30">const</text:span><text:span text:style-name="T33"> T* end= list+sizeof(theList)/sizeof(*theList);</text:span></text:p>
            <text:p text:style-name="P16"><text:span text:style-name="T30">for</text:span><text:span text:style-name="T33">(; begin!=end; ++begin) { </text:span><text:span text:style-name="T33"><text:line-break/></text:span><text:span text:style-name="T33">   </text:span><text:span text:style-name="T40">// Do something with *begin </text:span><text:span text:style-name="T40"><text:line-break/></text:span><text:span text:style-name="T33">} </text:span></text:p>
            <text:list text:style-name="L6">
              <text:list-item>
                <text:p text:style-name="P15"><text:span text:style-name="T29">Applies to all elements in [begin,end-1]</text:span></text:p>
              </text:list-item>
              <text:list-item>
                <text:p text:style-name="P15"><text:span text:style-name="T29">Common in C/C++ programs</text:span></text:p>
              </text:list-item>
              <text:list-item>
                <text:p text:style-name="P15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0"><text:span text:style-name="T41">Object that behaves “almost” like a pointer </text:span></text:p>
              </text:list-item>
              <text:list-item>
                <text:p text:style-name="P20"><text:span text:style-name="T29">Allows to iterate over elements of a container</text:span></text:p>
              </text:list-item>
            </text:list>
            <text:p text:style-name="P15"><text:span text:style-name="T29"/></text:p>
            <text:p text:style-name="P15"><text:span text:style-name="T29">Usage example:</text:span></text:p>
            <text:p text:style-name="P16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2">" "</text:span><text:span text:style-name="T33"> &lt;&lt; *i &lt;&lt; </text:span><text:span text:style-name="T42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erator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o emulate pointers, we need, at least:</text:span></text:p>
            <text:p text:style-name="P15"><text:span text:style-name="T29"/></text:p>
            <text:list text:style-name="L7">
              <text:list-item>
                <text:p text:style-name="P15"><text:span text:style-name="T29">copy constructor</text:span></text:p>
              </text:list-item>
              <text:list-item>
                <text:p text:style-name="P16"><text:span text:style-name="T30">operator</text:span><text:span text:style-name="T33">= (copy) </text:span></text:p>
              </text:list-item>
              <text:list-item>
                <text:p text:style-name="P16"><text:span text:style-name="T30">operator</text:span><text:span text:style-name="T33">==, != (compare) </text:span></text:p>
              </text:list-item>
              <text:list-item>
                <text:p text:style-name="P16"><text:span text:style-name="T30">operator</text:span><text:span text:style-name="T33">* (access value) </text:span></text:p>
              </text:list-item>
              <text:list-item>
                <text:p text:style-name="P16"><text:span text:style-name="T30">operator</text:span><text:span text:style-name="T33">++ (incremen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Stk&lt;T&gt; iterator</text:span><text:span text:style-name="T20"> (folder 2)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43">Create an inner class, keep a pointer to a node.</text:span></text:p>
            <text:p text:style-name="P16"><text:span text:style-name="T26">class</text:span><text:span text:style-name="T27"> iterator { </text:span><text:span text:style-name="T27"><text:line-break/></text:span><text:span text:style-name="T27"> <text:s text:c="2"/></text:span><text:span text:style-name="T26">private</text:span><text:span text:style-name="T27">: </text:span><text:span text:style-name="T27"><text:line-break/></text:span><text:span text:style-name="T27">    <text:s/>Node *m_pointer; </text:span><text:span text:style-name="T27"><text:line-break/></text:span><text:span text:style-name="T27">}; </text:span><text:span text:style-name="T27"><text:line-break/></text:span><text:span text:style-name="T43">Provides encapsulation, since through such an iterator we cannot change the structure of the l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We now want to initialize a stack from using parts of another stack. Something like:</text:span></text:p>
            <text:p text:style-name="P15"><text:span text:style-name="T33"/></text:p>
            <text:p text:style-name="P15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5"><text:span text:style-name="T33"><text:s text:c="6"/></text:span><text:span text:style-name="T33">push(*begin); </text:span></text:p>
            <text:p text:style-name="P15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nitializing a St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6.034cm" svg:height="15.874cm" svg:x="0.847cm" svg:y="2.54cm" presentation:class="outline" presentation:user-transformed="true">
          <draw:text-box>
            <text:p text:style-name="P15"><text:span text:style-name="T44">Compare:</text:span></text:p>
            <text:p text:style-name="P15"><text:span text:style-name="T45">Stk&lt;T&gt;::Stk&lt;T&gt;(iterator begin, iterator end) { </text:span><text:span text:style-name="T45"><text:line-break/></text:span><text:span text:style-name="T45">   </text:span><text:span text:style-name="T46">for</text:span><text:span text:style-name="T45">(; begin!=end; ++begin) {</text:span></text:p>
            <text:p text:style-name="P15"><text:span text:style-name="T45"><text:s text:c="6"/></text:span><text:span text:style-name="T45">push(*begin); </text:span></text:p>
            <text:p text:style-name="P15"><text:span text:style-name="T45"><text:s text:c="3"/></text:span><text:span text:style-name="T45">}</text:span><text:span text:style-name="T45"><text:line-break/></text:span><text:span text:style-name="T45">}</text:span></text:p>
            <text:p text:style-name="P15"><text:span text:style-name="T44">To:</text:span></text:p>
            <text:p text:style-name="P16"><text:span text:style-name="T45">Stk&lt;T&gt;::Stk&lt;T&gt;(</text:span><text:span text:style-name="T46">const </text:span><text:span text:style-name="T45">T* begin, </text:span><text:span text:style-name="T46">const </text:span><text:span text:style-name="T45">T* end) { </text:span><text:span text:style-name="T45"><text:line-break/></text:span><text:span text:style-name="T45">   </text:span><text:span text:style-name="T46">for</text:span><text:span text:style-name="T45">(; begin!=end; ++begin) {</text:span></text:p>
            <text:p text:style-name="P16"><text:span text:style-name="T45"><text:s text:c="6"/></text:span><text:span text:style-name="T45">push(*begin); </text:span></text:p>
            <text:p text:style-name="P16"><text:span text:style-name="T45"><text:s text:c="3"/></text:span><text:span text:style-name="T45">}</text:span><text:span text:style-name="T45"><text:line-break/></text:span><text:span text:style-name="T4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eneric Constructo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for copying using </text:span></text:p>
            <text:list text:style-name="L8">
              <text:list-item>
                <text:list>
                  <text:list-item>
                    <text:p text:style-name="P22"><text:span text:style-name="T29">T* </text:span></text:p>
                  </text:list-item>
                  <text:list-item>
                    <text:p text:style-name="P22"><text:span text:style-name="T29">Stk&lt;T&gt;::iterator</text:span></text:p>
                  </text:list-item>
                </text:list>
              </text:list-item>
            </text:list>
            <text:p text:style-name="P15"><text:span text:style-name="T29">are essentially identical on purpose --- iterators mimic pointers!</text:span></text:p>
            <text:p text:style-name="P15"><text:span text:style-name="T29"/></text:p>
            <text:p text:style-name="P15"><text:span text:style-name="T29">Can we write the code once?</text:span></text:p>
            <text:p text:style-name="P15"><text:span text:style-name="T29">Yes: template inside template</text:span><text:span text:style-name="T47"> (folder 2)</text:span></text:p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exercise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2.752cm" presentation:class="outline" presentation:user-transformed="true">
          <draw:text-box>
            <text:p text:style-name="P15"><text:span text:style-name="T48">Write a function for summing all elements of a container. <text:s/></text:span></text:p>
            <text:p text:style-name="P15"><text:span text:style-name="T49">The function should work with all kinds of containers:</text:span></text:p>
            <text:list text:style-name="L3">
              <text:list-item>
                <text:p text:style-name="P15"><text:span text:style-name="T49">Native array;</text:span></text:p>
              </text:list-item>
              <text:list-item>
                <text:p text:style-name="P15"><text:span text:style-name="T49">Linked list;</text:span></text:p>
              </text:list-item>
              <text:list-item>
                <text:p text:style-name="P15"><text:span text:style-name="T49">vector;</text:span></text:p>
              </text:list-item>
              <text:list-item>
                <text:p text:style-name="P15"><text:span text:style-name="T49">user defined…</text:span></text:p>
                <text:p text:style-name="P15"><text:span text:style-name="T49"/></text:p>
              </text:list-item>
            </text:list>
            <text:p text:style-name="P15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onsolas" svg:font-family="Consolas"/>
    <style:font-face style:name="Arial2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4">24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51</meta:editing-cycles>
    <meta:print-date>1999-11-04T13:06:28</meta:print-date>
    <meta:creation-date>1999-10-10T10:49:40</meta:creation-date>
    <dc:date>2021-04-24T22:27:11.852107847</dc:date>
    <meta:editing-duration>P28DT2H28M36S</meta:editing-duration>
    <meta:generator>LibreOffice/6.4.6.2$Linux_X86_64 LibreOffice_project/40$Build-2</meta:generator>
    <dc:creator>Erel Segal-Halevi</dc:creator>
    <meta:document-statistic meta:object-count="13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